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fore the import</text:p>
      <text:p text:style-name="Standard">This line will be <office:annotation><dc:date>2008-04-08T00:00:00</dc:date><text:p>do text</text:p><text:p>from document(getFileHandler(), format='odt')</text:p></office:annotation>replaced by the import.</text:p>
      <text:p text:style-name="Standard">After the im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ahoma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creator>Gaetan Delannay</dc:creator>
    <dc:date>2009-01-20T17:33:22</dc:date>
    <dc:language>fr-BE</dc:language>
    <meta:editing-cycles>8</meta:editing-cycles>
    <meta:editing-duration>PT46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75"/>
  </office:meta>
</office:document-meta>
</file>